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  <style:style style:name="P104" style:family="paragraph" style:parent-style-name="Text_20_body" style:list-style-name="L53">
      <style:paragraph-properties fo:margin-top="0in" fo:margin-bottom="0in"/>
    </style:style>
    <style:style style:name="P105" style:family="paragraph" style:parent-style-name="Text_20_body" style:list-style-name="L54">
      <style:paragraph-properties fo:margin-top="0in" fo:margin-bottom="0in"/>
    </style:style>
    <style:style style:name="P106" style:family="paragraph" style:parent-style-name="Text_20_body" style:list-style-name="L55">
      <style:paragraph-properties fo:margin-top="0in" fo:margin-bottom="0in"/>
    </style:style>
    <style:style style:name="P107" style:family="paragraph" style:parent-style-name="Text_20_body" style:list-style-name="L56">
      <style:paragraph-properties fo:margin-top="0in" fo:margin-bottom="0in"/>
    </style:style>
    <style:style style:name="P108" style:family="paragraph" style:parent-style-name="Text_20_body" style:list-style-name="L57">
      <style:paragraph-properties fo:margin-top="0in" fo:margin-bottom="0in"/>
    </style:style>
    <style:style style:name="P109" style:family="paragraph" style:parent-style-name="Text_20_body" style:list-style-name="L58">
      <style:paragraph-properties fo:margin-top="0in" fo:margin-bottom="0in"/>
    </style:style>
    <style:style style:name="P110" style:family="paragraph" style:parent-style-name="Text_20_body" style:list-style-name="L59">
      <style:paragraph-properties fo:margin-top="0in" fo:margin-bottom="0in"/>
    </style:style>
    <style:style style:name="P111" style:family="paragraph" style:parent-style-name="Text_20_body" style:list-style-name="L60">
      <style:paragraph-properties fo:margin-top="0in" fo:margin-bottom="0in"/>
    </style:style>
    <style:style style:name="P112" style:family="paragraph" style:parent-style-name="Text_20_body" style:list-style-name="L61">
      <style:paragraph-properties fo:margin-top="0in" fo:margin-bottom="0in"/>
    </style:style>
    <style:style style:name="P113" style:family="paragraph" style:parent-style-name="Text_20_body" style:list-style-name="L62">
      <style:paragraph-properties fo:margin-top="0in" fo:margin-bottom="0in"/>
    </style:style>
    <style:style style:name="P114" style:family="paragraph" style:parent-style-name="Text_20_body" style:list-style-name="L63">
      <style:paragraph-properties fo:margin-top="0in" fo:margin-bottom="0in"/>
    </style:style>
    <style:style style:name="P115" style:family="paragraph" style:parent-style-name="Text_20_body" style:list-style-name="L64">
      <style:paragraph-properties fo:margin-top="0in" fo:margin-bottom="0in"/>
    </style:style>
    <style:style style:name="P116" style:family="paragraph" style:parent-style-name="Text_20_body" style:list-style-name="L65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1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3" text:outline-level="3"><text:bookmark-start text:name="insert"/><text:span text:style-name="T1">INSERT</text:span><text:bookmark-end text:name="insert"/></text:h>
      <text:list text:style-name="L53">
        <text:list-item>
          <text:p text:style-name="P104"><text:span text:style-name="T1">INSERT</text:span><text:line-break/></text:p>
          <text:list text:style-name="L54">
            <text:list-item>
              <text:p text:style-name="P105">O comando serve para inserir registros no banco de dados.<text:line-break/></text:p>
            </text:list-item>
            <text:list-item>
              <text:p text:style-name="P105">Campos não preenchidos no registro, recebem valor <text:span text:style-name="T1">NULL</text:span>, ou valores pré-determinados.<text:line-break/></text:p>
            </text:list-item>
            <text:list-item>
              <text:p text:style-name="P105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105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104">Multiplos <text:span text:style-name="T1">INSERT</text:span> simultâneos<text:line-break/></text:p>
          <text:list text:style-name="L55">
            <text:list-item>
              <text:p text:style-name="P106">É possivel inserir diversos registros de uma só vez.<text:line-break/></text:p>
            </text:list-item>
            <text:list-item>
              <text:p text:style-name="P106">Processo muito útil para inserções automatizada atraves de linguagens de programação, como:<text:line-break/></text:p>
              <text:list text:style-name="L56">
                <text:list-item>
                  <text:p text:style-name="P107">Python<text:line-break/></text:p>
                </text:list-item>
                <text:list-item>
                  <text:p text:style-name="P107">R<text:line-break/></text:p>
                </text:list-item>
                <text:list-item>
                  <text:p text:style-name="P107">Java<text:line-break/></text:p>
                </text:list-item>
                <text:list-item>
                  <text:p text:style-name="P107">…<text:line-break/></text:p>
                </text:list-item>
              </text:list>
            </text:list-item>
            <text:list-item>
              <text:p text:style-name="P106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  <text:list-item>
          <text:p text:style-name="P104">Chaves externas<text:line-break/></text:p>
          <text:list text:style-name="L57">
            <text:list-item>
              <text:p text:style-name="P108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3" text:outline-level="3"><text:bookmark-start text:name="delete"/><text:span text:style-name="T1">DELETE</text:span><text:bookmark-end text:name="delete"/></text:h>
      <text:list text:style-name="L58">
        <text:list-item>
          <text:p text:style-name="P109"><text:span text:style-name="T1">DELETE</text:span><text:line-break/></text:p>
          <text:list text:style-name="L59">
            <text:list-item>
              <text:p text:style-name="P110">Deleta todos os registros de uma determinada tabela.<text:line-break/></text:p>
            </text:list-item>
            <text:list-item>
              <text:p text:style-name="P110">Sintaxe:<text:line-break/><text:span text:style-name="T1">DELETE FROM</text:span> <text:span text:style-name="T2">tabela</text:span>;<text:line-break/></text:p>
            </text:list-item>
          </text:list>
        </text:list-item>
        <text:list-item>
          <text:p text:style-name="P109"><text:span text:style-name="T1">DELETE WHERE</text:span><text:line-break/></text:p>
          <text:list text:style-name="L60">
            <text:list-item>
              <text:p text:style-name="P111">Pode ser usado em conjunto com a instrução WHERE para deletar apenas determinados registros.<text:line-break/></text:p>
            </text:list-item>
            <text:list-item>
              <text:p text:style-name="P111">Sintaxe:<text:line-break/><text:span text:style-name="T1">DELETE</text:span> <text:span text:style-name="T1">FROM</text:span> <text:span text:style-name="T2">tabela</text:span><text:line-break/><text:span text:style-name="T1">WHERE</text:span> (<text:span text:style-name="T2">instrução</text:span>);<text:line-break/></text:p>
            </text:list-item>
          </text:list>
        </text:list-item>
      </text:list>
      <text:p text:style-name="First_20_paragraph">Obs.: No <text:span text:style-name="T1">MySQL</text:span> a melhor forma de DELETAR todos os registro s de uma tabela é pela instrução <text:span text:style-name="T1">TRUNCATE TABLE</text:span>.<text:line-break/>Ex. Sintaxe:<text:line-break/><text:span text:style-name="T1">TRUNCATE TABLE</text:span> <text:span text:style-name="T2">nome_tabela</text:span>;<text:line-break/></text:p>
      <text:h text:style-name="Heading_20_3" text:outline-level="3"><text:bookmark-start text:name="update"/><text:span text:style-name="T1">UPDATE</text:span><text:bookmark-end text:name="update"/></text:h>
      <text:list text:style-name="L61">
        <text:list-item>
          <text:p text:style-name="P112"><text:span text:style-name="T1">UPDATE</text:span></text:p>
          <text:list text:style-name="L62">
            <text:list-item>
              <text:p text:style-name="P113">Modifica registros existentes.<text:line-break/></text:p>
            </text:list-item>
            <text:list-item>
              <text:p text:style-name="P113">Pode moficicar diversos registros de uma vez por meio de uma função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função</text:span>(<text:span text:style-name="T2">coluna</text:span>);<text:line-break/></text:p>
            </text:list-item>
          </text:list>
        </text:list-item>
        <text:list-item>
          <text:p text:style-name="P112"><text:span text:style-name="T1">UPDATE</text:span> varias colunas diferentes<text:line-break/></text:p>
          <text:list text:style-name="L63">
            <text:list-item>
              <text:p text:style-name="P114">Pode modificar diversos registros de colunas diferentes de uma só vez.<text:line-break/></text:p>
            </text:list-item>
            <text:list-item>
              <text:p text:style-name="P114">Sintaxe:<text:line-break/><text:span text:style-name="T1">UPDATE</text:span> <text:span text:style-name="T2">tabela</text:span> <text:span text:style-name="T1">SET</text:span><text:line-break/><text:span text:style-name="T2">coluna1</text:span> <text:span text:style-name="T1">=</text:span> <text:span text:style-name="T2">função</text:span>(<text:span text:style-name="T2">coluna1</text:span>),<text:line-break/><text:span text:style-name="T2">coluna2</text:span> <text:span text:style-name="T1">=</text:span> <text:span text:style-name="T2">função</text:span>(<text:span text:style-name="T2">coluna2</text:span>);<text:line-break/></text:p>
            </text:list-item>
          </text:list>
        </text:list-item>
        <text:list-item>
          <text:p text:style-name="P112"><text:span text:style-name="T1">UPDATE WHERE</text:span><text:line-break/></text:p>
          <text:list text:style-name="L64">
            <text:list-item>
              <text:p text:style-name="P115">Pode ser usado em conjunto com a instrução <text:span text:style-name="T1">WHERE</text:span> para modificar apenas determinados registros.<text:line-break/></text:p>
            </text:list-item>
            <text:list-item>
              <text:p text:style-name="P115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</text:span><text:line-break/><text:span text:style-name="T1">WHERE</text:span> <text:span text:style-name="T2">tabela</text:span> <text:span text:style-name="T1">IN</text:span> (<text:span text:style-name="T2">lista_dos_registros</text:span>);<text:line-break/></text:p>
            </text:list-item>
          </text:list>
        </text:list-item>
      </text:list>
      <text:h text:style-name="Heading_20_3" text:outline-level="3"><text:bookmark-start text:name="drop-table"/><text:span text:style-name="T1">DROP TABLE</text:span><text:bookmark-end text:name="drop-table"/></text:h>
      <text:list text:style-name="L65">
        <text:list-item>
          <text:p text:style-name="P116">Deleta determinada tabela especificada.<text:line-break/></text:p>
        </text:list-item>
        <text:list-item>
          <text:p text:style-name="P116">Sintaxe:<text:line-break/><text:span text:style-name="T1">DROP TABLE</text:span> <text:span text:style-name="T2">nome_da_tabela</text:span>;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1T18:03:28Z</meta:creation-date>
    <dc:date>2022-03-11T18:03:28Z</dc:date>
    <meta:user-defined meta:name="date" meta:value-type="string">2022-03-11</meta:user-defined>
    <meta:user-defined meta:name="output" meta:value-type="string"/>
  </office:meta>
</office:document-meta>
</file>